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" svg:font-family="'Avenir Next', Avenir, sans-serif"/>
    <style:font-face style:name="Lato" svg:font-family="Lato, 'Helvetica Neue', Helvetica, Arial, sans-serif"/>
    <style:font-face style:name="FreeSans1" svg:font-family="FreeSans" style:font-family-generic="swiss"/>
    <style:font-face style:name="DejaVu Sans Mono" svg:font-family="'DejaVu Sans Mono'" style:font-pitch="fixed"/>
    <style:font-face style:name="Deja Vu Sans Mono" svg:font-family="'Deja 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paragraph-rsid="000e529d" style:font-size-asian="8.5pt" style:font-size-complex="8.5pt"/>
    </style:style>
    <style:style style:name="P2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paragraph-rsid="00341109" style:font-size-asian="8.5pt" style:font-size-complex="8.5pt"/>
    </style:style>
    <style:style style:name="P3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style:font-size-asian="8.5pt" style:font-weight-asian="bold" style:font-size-complex="8.5pt" style:font-weight-complex="bold"/>
    </style:style>
    <style:style style:name="P4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color="#000000" style:font-name="DejaVu Sans Mono" officeooo:paragraph-rsid="00341109"/>
    </style:style>
    <style:style style:name="P5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1e0d80" officeooo:paragraph-rsid="001e0d80" style:font-size-asian="8.5pt" style:font-size-complex="8.5pt"/>
    </style:style>
    <style:style style:name="P6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1e0d80" officeooo:paragraph-rsid="007a604f" style:font-size-asian="8.5pt" style:font-size-complex="8.5pt"/>
    </style:style>
    <style:style style:name="P7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paragraph-rsid="000ccdb4" style:font-size-asian="8.5pt" style:font-size-complex="8.5pt"/>
    </style:style>
    <style:style style:name="P8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19d4da" officeooo:paragraph-rsid="00341109" style:font-size-asian="8.5pt" style:font-size-complex="8.5pt"/>
    </style:style>
    <style:style style:name="P9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88c7bf" officeooo:paragraph-rsid="008ba94d" style:font-size-asian="8.5pt" style:font-size-complex="8.5pt"/>
    </style:style>
    <style:style style:name="P10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8b83b7" officeooo:paragraph-rsid="008b83b7" style:font-size-asian="8.5pt" style:font-size-complex="8.5pt"/>
    </style:style>
    <style:style style:name="P11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88c7bf" officeooo:paragraph-rsid="0088c7bf" style:font-size-asian="8.5pt" style:font-weight-asian="normal" style:font-size-complex="8.5pt" style:font-weight-complex="normal"/>
    </style:style>
    <style:style style:name="P12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paragraph-rsid="0080c0fa"/>
    </style:style>
    <style:style style:name="P13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rsid="00728b8b" officeooo:paragraph-rsid="00728b8b" style:font-size-asian="8.5pt" style:font-weight-asian="bold" style:font-size-complex="8.5pt" style:font-weight-complex="bold"/>
    </style:style>
    <style:style style:name="P14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paragraph-rsid="0088c7bf" style:font-size-asian="8.5pt" style:font-weight-asian="bold" style:font-size-complex="8.5pt" style:font-weight-complex="bold"/>
    </style:style>
    <style:style style:name="P15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rsid="0088c7bf" officeooo:paragraph-rsid="0088c7bf" style:font-size-asian="8.5pt" style:font-weight-asian="bold" style:font-size-complex="8.5pt" style:font-weight-complex="bold"/>
    </style:style>
    <style:style style:name="P16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paragraph-rsid="007cde0e" style:font-size-asian="8.5pt" style:font-size-complex="8.5pt"/>
    </style:style>
    <style:style style:name="P17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bold" officeooo:rsid="0088c7bf" officeooo:paragraph-rsid="0088c7bf" style:font-size-asian="8.5pt" style:font-size-complex="8.5pt"/>
    </style:style>
    <style:style style:name="P18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ans Mono" fo:font-size="9.75pt" fo:letter-spacing="normal" fo:font-style="normal" fo:font-weight="normal" officeooo:rsid="001e0d80" officeooo:paragraph-rsid="001e0d80"/>
    </style:style>
    <style:style style:name="P19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ffffff" style:font-name="Lato" fo:font-size="15pt" fo:letter-spacing="normal" fo:font-style="normal" fo:font-weight="normal" officeooo:paragraph-rsid="0080a955"/>
    </style:style>
    <style:style style:name="P20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officeooo:paragraph-rsid="0080a955"/>
    </style:style>
    <style:style style:name="P21" style:family="paragraph" style:parent-style-name="Text_20_body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officeooo:paragraph-rsid="007e46c2"/>
    </style:style>
    <style:style style:name="P22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paragraph-rsid="00a06957"/>
    </style:style>
    <style:style style:name="P23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paragraph-rsid="00a09458"/>
    </style:style>
    <style:style style:name="P24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paragraph-rsid="00a12cf3"/>
    </style:style>
    <style:style style:name="P25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paragraph-rsid="00a1b441"/>
    </style:style>
    <style:style style:name="P26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paragraph-rsid="00a33ed7"/>
    </style:style>
    <style:style style:name="P27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paragraph-rsid="00a5525d"/>
    </style:style>
    <style:style style:name="P28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rsid="00a3cec4" officeooo:paragraph-rsid="00a3cec4"/>
    </style:style>
    <style:style style:name="P29" style:family="paragraph" style:parent-style-name="Text_20_body">
      <style:paragraph-properties fo:margin-left="0cm" fo:margin-right="0cm" fo:margin-top="0cm" fo:margin-bottom="0.238cm" loext:contextual-spacing="false" fo:text-align="start" style:justify-single-word="false" fo:orphans="2" fo:widows="2" fo:text-indent="0cm" style:auto-text-indent="false" fo:padding="0cm" fo:border="none"/>
      <style:text-properties officeooo:rsid="00a4ca7a" officeooo:paragraph-rsid="00a4ca7a"/>
    </style:style>
    <style:style style:name="P30" style:family="paragraph" style:parent-style-name="Standard">
      <style:paragraph-properties fo:margin-left="0cm" fo:margin-right="0cm" fo:margin-top="0cm" fo:margin-bottom="0.238cm" loext:contextual-spacing="false" fo:orphans="2" fo:widows="2" fo:text-indent="0cm" style:auto-text-indent="false" fo:padding="0cm" fo:border="none"/>
      <style:text-properties fo:font-variant="normal" fo:text-transform="none" fo:color="#000000" style:font-name="DejaVu Sans Mono" fo:font-size="8.5pt" fo:letter-spacing="normal" fo:font-style="normal" fo:font-weight="normal" officeooo:rsid="001e0d80" officeooo:paragraph-rsid="001e0d80" style:font-size-asian="8.5pt" style:font-size-complex="8.5pt"/>
    </style:style>
    <style:style style:name="T1" style:family="text">
      <style:text-properties fo:font-variant="normal" fo:text-transform="none" fo:color="#000000" style:font-name="DejaVu Sans Mono" fo:font-size="8.5pt" fo:letter-spacing="normal" fo:font-style="normal" fo:font-weight="normal" style:font-size-asian="8.5pt" style:font-size-complex="8.5pt"/>
    </style:style>
    <style:style style:name="T2" style:family="text">
      <style:text-properties fo:font-variant="normal" fo:text-transform="none" fo:color="#000000" style:font-name="DejaVu Sans Mono" fo:font-size="8.5pt" fo:letter-spacing="normal" fo:font-style="normal" fo:font-weight="normal" officeooo:rsid="00728b8b" style:font-size-asian="8.5pt" style:font-size-complex="8.5pt"/>
    </style:style>
    <style:style style:name="T3" style:family="text">
      <style:text-properties fo:font-variant="normal" fo:text-transform="none" fo:color="#000000" style:font-name="DejaVu Sans Mono" fo:font-size="8.5pt" fo:letter-spacing="normal" fo:font-style="normal" fo:font-weight="normal" officeooo:rsid="0083dcdc" style:font-size-asian="8.5pt" style:font-size-complex="8.5pt"/>
    </style:style>
    <style:style style:name="T4" style:family="text">
      <style:text-properties fo:font-variant="normal" fo:text-transform="none" fo:color="#000000" style:font-name="DejaVu Sans Mono" fo:font-size="8.5pt" fo:letter-spacing="normal" fo:font-style="normal" fo:font-weight="normal" officeooo:rsid="0086ba6f" style:font-size-asian="8.5pt" style:font-size-complex="8.5pt"/>
    </style:style>
    <style:style style:name="T5" style:family="text">
      <style:text-properties fo:font-variant="normal" fo:text-transform="none" fo:color="#000000" style:font-name="DejaVu Sans Mono" fo:font-size="8.5pt" fo:letter-spacing="normal" fo:font-style="normal" fo:font-weight="normal" officeooo:rsid="0086eac5" style:font-size-asian="8.5pt" style:font-size-complex="8.5pt"/>
    </style:style>
    <style:style style:name="T6" style:family="text">
      <style:text-properties fo:font-variant="normal" fo:text-transform="none" fo:color="#000000" style:font-name="DejaVu Sans Mono" fo:font-size="8.5pt" fo:letter-spacing="normal" fo:font-style="normal" fo:font-weight="normal" officeooo:rsid="00854ff9" style:font-size-asian="8.5pt" style:font-size-complex="8.5pt"/>
    </style:style>
    <style:style style:name="T7" style:family="text">
      <style:text-properties fo:font-variant="normal" fo:text-transform="none" fo:color="#000000" style:font-name="DejaVu Sans Mono" fo:font-size="8.5pt" fo:letter-spacing="normal" fo:font-style="normal" fo:font-weight="normal" officeooo:rsid="0088c7bf" style:font-size-asian="8.5pt" style:font-size-complex="8.5pt"/>
    </style:style>
    <style:style style:name="T8" style:family="text">
      <style:text-properties fo:font-variant="normal" fo:text-transform="none" fo:color="#000000" style:font-name="DejaVu Sans Mono" fo:font-size="8.5pt" fo:letter-spacing="normal" fo:font-style="normal" fo:font-weight="normal" officeooo:rsid="008ecccf" style:font-size-asian="8.5pt" style:font-size-complex="8.5pt"/>
    </style:style>
    <style:style style:name="T9" style:family="text">
      <style:text-properties fo:font-variant="normal" fo:text-transform="none" fo:color="#000000" style:font-name="DejaVu Sans Mono" fo:font-size="8.5pt" fo:letter-spacing="normal" fo:font-style="normal" fo:font-weight="normal" officeooo:rsid="008edcc8" style:font-size-asian="8.5pt" style:font-size-complex="8.5pt"/>
    </style:style>
    <style:style style:name="T10" style:family="text">
      <style:text-properties fo:font-variant="normal" fo:text-transform="none" fo:color="#000000" style:font-name="DejaVu Sans Mono" fo:font-size="8.5pt" fo:letter-spacing="normal" fo:font-style="normal" fo:font-weight="normal" officeooo:rsid="00994a17" style:font-size-asian="8.5pt" style:font-size-complex="8.5pt"/>
    </style:style>
    <style:style style:name="T11" style:family="text">
      <style:text-properties fo:font-variant="normal" fo:text-transform="none" fo:color="#000000" style:font-name="DejaVu Sans Mono" fo:font-size="8.5pt" fo:letter-spacing="normal" fo:font-style="normal" fo:font-weight="normal" officeooo:rsid="00a06957" style:font-size-asian="8.5pt" style:font-size-complex="8.5pt"/>
    </style:style>
    <style:style style:name="T12" style:family="text">
      <style:text-properties fo:font-variant="normal" fo:text-transform="none" fo:color="#000000" style:font-name="DejaVu Sans Mono" fo:font-size="8.5pt" fo:letter-spacing="normal" fo:font-style="normal" fo:font-weight="normal" officeooo:rsid="00a09458" style:font-size-asian="8.5pt" style:font-size-complex="8.5pt"/>
    </style:style>
    <style:style style:name="T13" style:family="text">
      <style:text-properties fo:font-variant="normal" fo:text-transform="none" fo:color="#000000" style:font-name="DejaVu Sans Mono" fo:font-size="8.5pt" fo:letter-spacing="normal" fo:font-style="normal" fo:font-weight="normal" officeooo:rsid="00a12cf3" style:font-size-asian="8.5pt" style:font-size-complex="8.5pt"/>
    </style:style>
    <style:style style:name="T14" style:family="text">
      <style:text-properties fo:font-variant="normal" fo:text-transform="none" fo:color="#000000" style:font-name="DejaVu Sans Mono" fo:font-size="8.5pt" fo:letter-spacing="normal" fo:font-style="normal" fo:font-weight="normal" officeooo:rsid="00a1b441" style:font-size-asian="8.5pt" style:font-size-complex="8.5pt"/>
    </style:style>
    <style:style style:name="T15" style:family="text">
      <style:text-properties fo:font-variant="normal" fo:text-transform="none" fo:color="#000000" style:font-name="DejaVu Sans Mono" fo:font-size="8.5pt" fo:letter-spacing="normal" fo:font-style="normal" fo:font-weight="normal" officeooo:rsid="00a33ed7" style:font-size-asian="8.5pt" style:font-size-complex="8.5pt"/>
    </style:style>
    <style:style style:name="T16" style:family="text">
      <style:text-properties fo:font-variant="normal" fo:text-transform="none" fo:color="#000000" style:font-name="DejaVu Sans Mono" fo:font-size="8.5pt" fo:letter-spacing="normal" fo:font-style="normal" fo:font-weight="normal" officeooo:rsid="00a5525d" style:font-size-asian="8.5pt" style:font-size-complex="8.5pt"/>
    </style:style>
    <style:style style:name="T17" style:family="text">
      <style:text-properties fo:font-variant="normal" fo:text-transform="none" fo:color="#000000" style:font-name="DejaVu Sans Mono" fo:font-size="8.5pt" fo:letter-spacing="normal" fo:font-style="normal" fo:font-weight="bold" officeooo:rsid="007e46c2" style:font-size-asian="8.5pt" style:font-weight-asian="bold" style:font-size-complex="8.5pt" style:font-weight-complex="bold"/>
    </style:style>
    <style:style style:name="T18" style:family="text">
      <style:text-properties fo:font-variant="normal" fo:text-transform="none" fo:color="#000000" style:font-name="DejaVu Sans Mono" fo:font-size="8.5pt" fo:letter-spacing="normal" fo:font-style="italic" fo:font-weight="normal" style:font-size-asian="8.5pt" style:font-style-asian="italic" style:font-size-complex="8.5pt" style:font-style-complex="italic"/>
    </style:style>
    <style:style style:name="T19" style:family="text">
      <style:text-properties fo:font-variant="normal" fo:text-transform="none" fo:color="#000000" style:font-name="DejaVu Sans Mono" fo:font-size="8.5pt" fo:letter-spacing="normal" fo:font-style="italic" fo:font-weight="normal" officeooo:rsid="00a06957" style:font-size-asian="8.5pt" style:font-style-asian="italic" style:font-size-complex="8.5pt" style:font-style-complex="italic"/>
    </style:style>
    <style:style style:name="T20" style:family="text">
      <style:text-properties fo:font-variant="normal" fo:text-transform="none" fo:color="#000000" style:font-name="DejaVu Sans Mono" fo:font-size="8.5pt" fo:letter-spacing="normal" fo:font-style="italic" fo:font-weight="normal" officeooo:rsid="00a09458" style:font-size-asian="8.5pt" style:font-style-asian="italic" style:font-size-complex="8.5pt" style:font-style-complex="italic"/>
    </style:style>
    <style:style style:name="T21" style:family="text">
      <style:text-properties fo:font-variant="normal" fo:text-transform="none" fo:color="#000000" style:font-name="DejaVu Sans Mono" fo:font-size="8.5pt" fo:letter-spacing="normal" fo:font-style="italic" fo:font-weight="normal" officeooo:rsid="00a12cf3" style:font-size-asian="8.5pt" style:font-style-asian="italic" style:font-size-complex="8.5pt" style:font-style-complex="italic"/>
    </style:style>
    <style:style style:name="T22" style:family="text">
      <style:text-properties fo:font-variant="normal" fo:text-transform="none" fo:color="#000000" style:font-name="DejaVu Sans Mono" fo:font-size="8.5pt" fo:letter-spacing="normal" fo:font-style="italic" fo:font-weight="normal" officeooo:rsid="00a1b441" style:font-size-asian="8.5pt" style:font-style-asian="italic" style:font-size-complex="8.5pt" style:font-style-complex="italic"/>
    </style:style>
    <style:style style:name="T23" style:family="text">
      <style:text-properties fo:font-variant="normal" fo:text-transform="none" fo:color="#000000" style:font-name="DejaVu Sans Mono" fo:font-size="8.5pt" fo:letter-spacing="normal" fo:font-style="italic" fo:font-weight="normal" officeooo:rsid="00a33ed7" style:font-size-asian="8.5pt" style:font-style-asian="italic" style:font-size-complex="8.5pt" style:font-style-complex="italic"/>
    </style:style>
    <style:style style:name="T24" style:family="text">
      <style:text-properties fo:font-variant="normal" fo:text-transform="none" fo:color="#000000" style:font-name="DejaVu Sans Mono" fo:font-size="8.5pt" fo:letter-spacing="normal" fo:font-style="italic" fo:font-weight="normal" officeooo:rsid="00a5525d" style:font-size-asian="8.5pt" style:font-style-asian="italic" style:font-size-complex="8.5pt" style:font-style-complex="italic"/>
    </style:style>
    <style:style style:name="T25" style:family="text">
      <style:text-properties fo:font-variant="normal" fo:text-transform="none" fo:color="#000000" style:font-name="Deja Vu Sans Mono" fo:font-size="8.5pt" fo:letter-spacing="normal" fo:font-style="normal" fo:font-weight="normal" officeooo:rsid="004450e2" style:font-size-asian="8.5pt" style:font-size-complex="8.5pt"/>
    </style:style>
    <style:style style:name="T26" style:family="text">
      <style:text-properties fo:font-variant="normal" fo:text-transform="none" fo:color="#000000" style:font-name="Deja Vu Sans Mono" fo:font-size="8.5pt" fo:letter-spacing="normal" fo:font-style="normal" fo:font-weight="normal" officeooo:rsid="0087a94e" style:font-size-asian="8.5pt" style:font-size-complex="8.5pt"/>
    </style:style>
    <style:style style:name="T27" style:family="text">
      <style:text-properties fo:font-variant="normal" fo:text-transform="none" fo:color="#000000" style:font-name="Deja Vu Sans Mono" fo:font-size="8.5pt" fo:letter-spacing="normal" fo:font-style="normal" fo:font-weight="normal" officeooo:rsid="00728b8b" style:font-size-asian="8.5pt" style:font-size-complex="8.5pt"/>
    </style:style>
    <style:style style:name="T28" style:family="text">
      <style:text-properties fo:font-variant="normal" fo:text-transform="none" fo:font-size="8.5pt" fo:letter-spacing="normal" fo:font-style="normal" fo:font-weight="normal" officeooo:rsid="0019d4da" style:font-size-asian="8.5pt" style:font-size-complex="8.5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5201e" style:font-weight-asian="bold" style:font-weight-complex="bold"/>
    </style:style>
    <style:style style:name="T31" style:family="text">
      <style:text-properties officeooo:rsid="0019d4da"/>
    </style:style>
    <style:style style:name="T32" style:family="text">
      <style:text-properties fo:font-size="8.5pt" style:font-size-asian="8.5pt" style:font-size-complex="8.5pt"/>
    </style:style>
    <style:style style:name="T33" style:family="text">
      <style:text-properties officeooo:rsid="006937b0"/>
    </style:style>
    <style:style style:name="T34" style:family="text">
      <style:text-properties officeooo:rsid="006c7ef6"/>
    </style:style>
    <style:style style:name="T35" style:family="text">
      <style:text-properties officeooo:rsid="00741948"/>
    </style:style>
    <style:style style:name="T36" style:family="text">
      <style:text-properties officeooo:rsid="0075b7b5"/>
    </style:style>
    <style:style style:name="T37" style:family="text">
      <style:text-properties officeooo:rsid="007a604f"/>
    </style:style>
    <style:style style:name="T38" style:family="text">
      <style:text-properties officeooo:rsid="007b754c"/>
    </style:style>
    <style:style style:name="T39" style:family="text">
      <style:text-properties officeooo:rsid="007e46c2"/>
    </style:style>
    <style:style style:name="T40" style:family="text">
      <style:text-properties fo:color="#000000" style:font-name="DejaVu Sans Mono" fo:font-size="8.5pt" style:font-size-asian="8.5pt" style:font-size-complex="8.5pt"/>
    </style:style>
    <style:style style:name="T41" style:family="text">
      <style:text-properties fo:color="#000000" style:font-name="DejaVu Sans Mono" fo:font-size="8.5pt" officeooo:rsid="0080a955" style:font-size-asian="8.5pt" style:font-size-complex="8.5pt"/>
    </style:style>
    <style:style style:name="T42" style:family="text">
      <style:text-properties fo:color="#000000" style:font-name="DejaVu Sans Mono" fo:font-size="8.5pt" officeooo:rsid="00828abe" style:font-size-asian="8.5pt" style:font-size-complex="8.5pt"/>
    </style:style>
    <style:style style:name="T43" style:family="text">
      <style:text-properties style:font-size-asian="8.5pt" style:font-size-complex="8.5pt"/>
    </style:style>
    <style:style style:name="T44" style:family="text">
      <style:text-properties officeooo:rsid="0026097a" style:font-size-asian="8.5pt" style:font-size-complex="8.5pt"/>
    </style:style>
    <style:style style:name="T45" style:family="text">
      <style:text-properties officeooo:rsid="0080c0fa" style:font-size-asian="8.5pt" style:font-size-complex="8.5pt"/>
    </style:style>
    <style:style style:name="T46" style:family="text">
      <style:text-properties officeooo:rsid="00814925" style:font-size-asian="8.5pt" style:font-size-complex="8.5pt"/>
    </style:style>
    <style:style style:name="T47" style:family="text">
      <style:text-properties officeooo:rsid="00854ff9" style:font-size-asian="8.5pt" style:font-size-complex="8.5pt"/>
    </style:style>
    <style:style style:name="T48" style:family="text">
      <style:text-properties officeooo:rsid="008557a9" style:font-size-asian="8.5pt" style:font-size-complex="8.5pt"/>
    </style:style>
    <style:style style:name="T49" style:family="text">
      <style:text-properties officeooo:rsid="0097a2ec" style:font-size-asian="8.5pt" style:font-size-complex="8.5pt"/>
    </style:style>
    <style:style style:name="T50" style:family="text">
      <style:text-properties officeooo:rsid="009dd790" style:font-size-asian="8.5pt" style:font-size-complex="8.5pt"/>
    </style:style>
    <style:style style:name="T51" style:family="text">
      <style:text-properties style:font-weight-asian="bold" style:font-weight-complex="bold"/>
    </style:style>
    <style:style style:name="T52" style:family="text">
      <style:text-properties officeooo:rsid="007e46c2" style:font-weight-asian="bold" style:font-weight-complex="bold"/>
    </style:style>
    <style:style style:name="T53" style:family="text">
      <style:text-properties officeooo:rsid="008b83b7"/>
    </style:style>
    <style:style style:name="T54" style:family="text">
      <style:text-properties officeooo:rsid="0092a1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 text:c="29"/><text:span text:style-name="T29">DESIGNED MIND </text:span><text:span text:style-name="T30">SYMPOSIUM </text:span><text:span text:style-name="T29">2017</text:span><text:line-break/> <text:s text:c="29"/><text:span text:style-name="T34">*</text:span> <text:span text:style-name="T37">CALL FOR PARTICIPATION</text:span> <text:span text:style-name="T34">*</text:span></text:p>
      <text:p text:style-name="P5"><text:s text:c="24"/><text:span text:style-name="T33">Reflections on</text:span> the <text:span text:style-name="T31">f</text:span>unction, <text:span text:style-name="T31">e</text:span>volution<text:line-break/> <text:s text:c="25"/>&amp; <text:span text:style-name="T31">i</text:span>mplementation of <text:span text:style-name="T31">c</text:span>onsciousness</text:p>
      <text:p text:style-name="P6"><text:s text:c="26"/><text:span text:style-name="T38">University of Edinburgh, Scotland</text:span><text:line-break/> <text:s text:c="16"/>Informatics Forum, <text:span text:style-name="T37">10 Crichton St, Edinburgh EH8 9AB</text:span><text:line-break/> <text:s text:c="33"/>8-9 November 2017</text:p>
      <text:p text:style-name="P18"><text:span text:style-name="T32"><text:s text:c="31"/></text:span><text:a xlink:type="simple" xlink:href="http://designedmind.org/" text:style-name="Internet_20_link" text:visited-style-name="Visited_20_Internet_20_Link"><text:span text:style-name="T32">http://designedmind.org</text:span></text:a></text:p>
      <text:p text:style-name="P16"><text:span text:style-name="T51">KEYNOTE SPEAKERS</text:span></text:p>
      <text:p text:style-name="P1">Daniel C. Dennett, Tufts University<text:line-break/>Michael Graziano, Princeton University</text:p>
      <text:p text:style-name="P3">REPRESENTING OURSELVES</text:p>
      <text:p text:style-name="P19"><text:span text:style-name="T41">We invite you to join us in Edinburgh for this </text:span><text:span text:style-name="T40">two-day event bring</text:span><text:span text:style-name="T41">ing</text:span><text:span text:style-name="T40"> together researchers working on all aspects of </text:span><text:span text:style-name="T42">consciousness</text:span><text:span text:style-name="T40"> science.</text:span></text:p>
      <text:p text:style-name="P20"><text:span text:style-name="T1">Our intuition tells us that consciousness is a special non-physical realm, inhabited by thoughts and feelings. An emerging scientific picture reveals consciousness as a </text:span><text:span text:style-name="T3">powerful</text:span><text:span text:style-name="T1"> reflective capability, designed by evolution to give us a level of agency and self-monitoring that non-conscious beings lack. A rich internal narrative underwrites that capability: a virtual world which ascribes phenomenal properties — colours, tastes, feelings — to things and to ourselves.</text:span></text:p>
      <text:p text:style-name="P12"><text:span text:style-name="T45">Over the two days, we will</text:span><text:span text:style-name="T43"> elaborate, </text:span><text:span text:style-name="T49">discuss </text:span><text:span text:style-name="T43">and critique this emerging scientific picture of consciousness as a form of reflective </text:span><text:span text:style-name="T44">self-representation. </text:span><text:span text:style-name="T50">We will consider</text:span><text:span text:style-name="T48"> </text:span><text:span text:style-name="T47">perspective</text:span><text:span text:style-name="T48">s from</text:span><text:span text:style-name="T47"> </text:span><text:span text:style-name="T45">philosophy of mind, evolutionary psychology, neuroscience, and </text:span><text:span text:style-name="T46">machine</text:span><text:span text:style-name="T45"> consciousness.</text:span></text:p>
      <text:p text:style-name="P13">CONTRIBUTED PAPERS</text:p>
      <text:p text:style-name="P22"><text:span text:style-name="T2">I</text:span><text:span text:style-name="T6">n addition to our two </text:span><text:span text:style-name="T7">keynotes</text:span><text:span text:style-name="T6">, 12 research papers </text:span><text:span text:style-name="T4">will be</text:span><text:span text:style-name="T6"> presented on related topics:</text:span></text:p>
      <text:p text:style-name="P22"><text:span text:style-name="T19">What do zombies lack?</text:span><text:span text:style-name="T11"><text:line-break/>James Blackmon, San Francisco State University)</text:span></text:p>
      <text:p text:style-name="P23"><text:span text:style-name="T19">Self-consciousness from within — A developmental approach</text:span><text:span text:style-name="T11"> <text:line-break/>Anna Ciaunica (Universidade do Porto/University College London)<text:line-break/>Laura Crucianelli (University College London)</text:span></text:p>
      <text:p text:style-name="P23"><text:span text:style-name="T20">The Radical Plasticity Thesis: Consciousness is something that the brain learns to do</text:span><text:span text:style-name="T12"> <text:line-break/>Axel Cleeremans (Université Libre de Bruxelles)</text:span></text:p>
      <text:p text:style-name="P24"><text:span text:style-name="T20">Attending to the illusion of consciousness</text:span><text:span text:style-name="T12"> <text:line-break/>Krzysztof Dolega (Ruhr Universität Bochum) <text:line-break/>Joe Dewhurst (University of Edinburgh)</text:span></text:p>
      <text:p text:style-name="P24"><text:span text:style-name="T21">How rich is the illusion of consciousness?</text:span><text:span text:style-name="T13"> <text:line-break/>François Kammerer (ENS, Institut Jean Nicod)</text:span></text:p>
      <text:p text:style-name="P25"><text:span text:style-name="T22">Modelling opportunities for mental action</text:span><text:span text:style-name="T14"> <text:line-break/>Tom McClelland (University of Warwick)</text:span></text:p>
      <text:p text:style-name="P26"><text:span text:style-name="T23">Being somewhere: A situated account of minimal phenomenal selfhood</text:span><text:span text:style-name="T15"> <text:line-break/>Raphaël Millière (University of Oxford)</text:span></text:p>
      <text:p text:style-name="P28"><text:span text:style-name="T23">Real seemings: Representing ourselves representing the world</text:span><text:span text:style-name="T15"> <text:line-break/>Roly Perera (University of Edinburgh/University of Glasgow)</text:span></text:p>
      <text:p text:style-name="P29"><text:span text:style-name="T23">Import Theory: The social making of consciousness</text:span><text:span text:style-name="T15"> <text:line-break/>Wolfgang Prinz (Max Planck Institute for Human Cognitive and Brain Sciences)</text:span></text:p>
      <text:p text:style-name="P27"><text:span text:style-name="T24">Why do we doubt that elephants are giant, extremely conservative persons?<text:line-break/></text:span><text:span text:style-name="T16">Don Ross (University College Cork)</text:span></text:p>
      <text:p text:style-name="P27"><text:soft-page-break/><text:span text:style-name="T24">Predictive coding, perceptual content, and the experiencing subject</text:span><text:span text:style-name="T16"> <text:line-break/>Tobias Schlicht (Ruhr-Universität Bochum) <text:line-break/>Elmarie Venter (Ruhr-Universität Bochum)</text:span></text:p>
      <text:p text:style-name="P27"><text:span text:style-name="T24">Explaining substantiality: The phenomenal self as an abstract salience object</text:span><text:span text:style-name="T16"> <text:line-break/>Wanja Wiese (Johannes Gutenberg University)</text:span></text:p>
      <text:p text:style-name="P27"><text:span text:style-name="T6">The list of contributed papers</text:span><text:span text:style-name="T10">, with abstracts,</text:span><text:span text:style-name="T6"> is available at </text:span><text:a xlink:type="simple" xlink:href="http://designedmind.org/#accepted-papers" text:style-name="Internet_20_link" text:visited-style-name="Visited_20_Internet_20_Link">http://designedmind.org/#accepted-papers</text:a><text:span text:style-name="T6">. </text:span><text:span text:style-name="T26">A full programme will follow shortly. </text:span><text:span text:style-name="T5">The original </text:span><text:span text:style-name="T8">call</text:span><text:span text:style-name="T2"> </text:span><text:span text:style-name="T8">is </text:span><text:span text:style-name="T9">at</text:span><text:span text:style-name="T8"> </text:span><text:a xlink:type="simple" xlink:href="http://designedmind.org/" text:style-name="Internet_20_link" text:visited-style-name="Visited_20_Internet_20_Link"><text:span text:style-name="T25">http://designedmind.or</text:span></text:a><text:a xlink:type="simple" xlink:href="http://designedmind.org/" text:style-name="Internet_20_link" text:visited-style-name="Visited_20_Internet_20_Link"><text:span text:style-name="T27">g/CFP.pdf</text:span></text:a><text:span text:style-name="T25">.</text:span></text:p>
      <text:p text:style-name="P21"><text:span text:style-name="T17">REGISTRATION</text:span></text:p>
      <text:p text:style-name="P7">Early registration deadline:<text:tab/>15 <text:span text:style-name="T39">October</text:span> 2017<text:line-break/><text:span text:style-name="T39">Student/non-salaried:<text:tab/><text:tab/>£90<text:line-break/>Full registration: <text:tab/><text:tab/><text:tab/>£150</text:span></text:p>
      <text:p text:style-name="P10">Registration includes lunch on both days.</text:p>
      <text:p text:style-name="P17"><text:span text:style-name="T51">SOCIAL EVENTS</text:span></text:p>
      <text:p text:style-name="P9">Registration also includes a drinks reception <text:span text:style-name="T53">on Wed 8, and a show on Thu 9 by Canadian rap artist Baba Brinkman of his much acclaimed Rap Guide to Consciousness, as performed at the Edinburgh Fringe: </text:span><text:a xlink:type="simple" xlink:href="http://music.bababrinkman.com/album/the-rap-guide-to-consciousness" text:style-name="Internet_20_link" text:visited-style-name="Visited_20_Internet_20_Link"><text:span text:style-name="T53">http://music.bababrinkman.com/album/the-rap-guide-to-consciousness</text:span></text:a><text:span text:style-name="T53">.</text:span></text:p>
      <text:p text:style-name="P15">SPONSOR</text:p>
      <text:p text:style-name="P11"><text:span text:style-name="T54">We acknowledge the generous support of the AI Research Theme of the Scottish Informatics and Computer Science Alliance (SICSA)</text:span>.</text:p>
      <text:p text:style-name="P14">ORGANIS<text:span text:style-name="T35">ATION</text:span></text:p>
      <text:p text:style-name="P2">Roly Perera (University of Edinburgh/<text:span text:style-name="T36">University of Glasgow</text:span>)<text:line-break/>Takuya Nikawa (Chiba University)<text:line-break/>Max Jones (University of <text:span text:style-name="T36">Leeds</text:span>)<text:line-break/>Aïda Elamrani Raoult (<text:span text:style-name="T35">ENS, </text:span>Institut Jean Nicod)</text:p>
      <text:p text:style-name="P4"><text:span text:style-name="T28">For general enquiries email </text:span><text:a xlink:type="simple" xlink:href="mailto:info@designedmind.org" text:style-name="Internet_20_link" text:visited-style-name="Visited_20_Internet_20_Link"><text:span text:style-name="T28">info@designedmind.org</text:span></text:a><text:span text:style-name="T28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 Next" svg:font-family="'Avenir Next', Avenir, sans-serif"/>
    <style:font-face style:name="Lato" svg:font-family="Lato, 'Helvetica Neue', Helvetica, Arial, sans-serif"/>
    <style:font-face style:name="FreeSans1" svg:font-family="FreeSans" style:font-family-generic="swiss"/>
    <style:font-face style:name="DejaVu Sans Mono" svg:font-family="'DejaVu Sans Mono'" style:font-pitch="fixed"/>
    <style:font-face style:name="Deja Vu Sans Mono" svg:font-family="'Deja 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 style:writing-mode="pag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3:23:21.763955410</meta:creation-date>
    <dc:date>2017-09-15T11:21:37.405282453</dc:date>
    <meta:editing-duration>PT5H49M30S</meta:editing-duration>
    <meta:editing-cycles>126</meta:editing-cycles>
    <meta:generator>LibreOffice/5.3.1.2$Linux_X86_64 LibreOffice_project/30m0$Build-2</meta:generator>
    <meta:print-date>2017-05-12T13:36:36.013942157</meta:print-date>
    <meta:document-statistic meta:table-count="0" meta:image-count="0" meta:object-count="0" meta:page-count="2" meta:paragraph-count="35" meta:word-count="494" meta:character-count="3974" meta:non-whitespace-character-count="3279"/>
  </office:meta>
</office:document-meta>
</file>